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1f35b4" officeooo:paragraph-rsid="001f35b4"/>
    </style:style>
    <style:style style:name="P3" style:family="paragraph" style:parent-style-name="Standard">
      <style:text-properties fo:language="fr" fo:country="FR" officeooo:rsid="002283b3" officeooo:paragraph-rsid="002283b3"/>
    </style:style>
    <style:style style:name="P4" style:family="paragraph" style:parent-style-name="Standard">
      <style:text-properties fo:language="fr" fo:country="FR" officeooo:rsid="002040fa" officeooo:paragraph-rsid="002040fa"/>
    </style:style>
    <style:style style:name="P5" style:family="paragraph" style:parent-style-name="Standard">
      <style:text-properties fo:language="fr" fo:country="FR" officeooo:rsid="00221f96" officeooo:paragraph-rsid="00221f96"/>
    </style:style>
    <style:style style:name="P6" style:family="paragraph" style:parent-style-name="Standard">
      <style:text-properties fo:language="fr" fo:country="FR" officeooo:rsid="00221f96" officeooo:paragraph-rsid="00226845"/>
    </style:style>
    <style:style style:name="P7" style:family="paragraph" style:parent-style-name="Standard">
      <style:text-properties fo:language="fr" fo:country="FR" officeooo:rsid="00225812" officeooo:paragraph-rsid="00225812"/>
    </style:style>
    <style:style style:name="P8" style:family="paragraph" style:parent-style-name="Standard">
      <style:text-properties fo:language="fr" fo:country="FR" officeooo:rsid="0023d4b2" officeooo:paragraph-rsid="0023d4b2"/>
    </style:style>
    <style:style style:name="P9" style:family="paragraph" style:parent-style-name="Standard">
      <style:text-properties fo:language="fr" fo:country="FR" officeooo:rsid="0023d4b2" officeooo:paragraph-rsid="00246ec3"/>
    </style:style>
    <style:style style:name="P10" style:family="paragraph" style:parent-style-name="Standard">
      <style:text-properties fo:language="fr" fo:country="FR" officeooo:rsid="0023d4b2" officeooo:paragraph-rsid="0024e6c1"/>
    </style:style>
    <style:style style:name="P11" style:family="paragraph" style:parent-style-name="Standard">
      <style:text-properties style:font-name="Liberation Serif" fo:language="fr" fo:country="FR" officeooo:rsid="00221f96" officeooo:paragraph-rsid="00221f96"/>
    </style:style>
    <style:style style:name="P12" style:family="paragraph" style:parent-style-name="Standard">
      <style:text-properties style:text-position="0% 100%" style:font-name="Liberation Serif" fo:language="fr" fo:country="FR" officeooo:rsid="00221f96" officeooo:paragraph-rsid="00221f96"/>
    </style:style>
    <style:style style:name="P13" style:family="paragraph" style:parent-style-name="Standard">
      <style:text-properties style:text-position="0% 100%" style:font-name="Liberation Serif" fo:language="fr" fo:country="FR" officeooo:rsid="00225812" officeooo:paragraph-rsid="00225812"/>
    </style:style>
    <style:style style:name="P14" style:family="paragraph" style:parent-style-name="Standard">
      <style:text-properties style:text-position="0% 100%" style:font-name="Liberation Serif" fo:language="fr" fo:country="FR" officeooo:rsid="00226845" officeooo:paragraph-rsid="00226845"/>
    </style:style>
    <style:style style:name="P15" style:family="paragraph" style:parent-style-name="Standard">
      <style:text-properties style:text-position="0% 100%" style:font-name="Liberation Serif" fo:language="fr" fo:country="FR" officeooo:rsid="002283b3" officeooo:paragraph-rsid="002283b3"/>
    </style:style>
    <style:style style:name="P16" style:family="paragraph" style:parent-style-name="Standard">
      <style:text-properties style:text-position="0% 100%" style:font-name="Liberation Serif" fo:language="fr" fo:country="FR" officeooo:rsid="00239914" officeooo:paragraph-rsid="00239914"/>
    </style:style>
    <style:style style:name="P17" style:family="paragraph" style:parent-style-name="Standard">
      <style:text-properties style:text-position="0% 100%" style:font-name="Liberation Serif" fo:language="fr" fo:country="FR" officeooo:rsid="0023d4b2" officeooo:paragraph-rsid="0023d4b2"/>
    </style:style>
    <style:style style:name="P18" style:family="paragraph" style:parent-style-name="Standard">
      <style:text-properties style:text-position="0% 100%" style:font-name="Liberation Serif" fo:language="fr" fo:country="FR" officeooo:rsid="00246ec3" officeooo:paragraph-rsid="0023d4b2"/>
    </style:style>
    <style:style style:name="P19" style:family="paragraph" style:parent-style-name="Standard">
      <style:text-properties style:text-position="0% 100%" style:font-name="Liberation Serif" fo:language="fr" fo:country="FR" officeooo:rsid="00246ec3" officeooo:paragraph-rsid="00246ec3"/>
    </style:style>
    <style:style style:name="P20" style:family="paragraph" style:parent-style-name="Standard">
      <style:text-properties style:text-position="0% 100%" style:font-name="Liberation Serif" fo:language="fr" fo:country="FR" officeooo:rsid="00246ec3" officeooo:paragraph-rsid="00246ec3" style:font-name-asian="Bitstream Vera Sans" style:font-name-complex="Noto Sans Devanagari"/>
    </style:style>
    <style:style style:name="P21" style:family="paragraph" style:parent-style-name="Standard">
      <style:text-properties style:text-position="0% 100%" style:font-name="Liberation Serif" fo:language="fr" fo:country="FR" officeooo:rsid="0024e6c1" officeooo:paragraph-rsid="0024e6c1" style:font-name-asian="Bitstream Vera Sans" style:font-name-complex="Noto Sans Devanagari"/>
    </style:style>
    <style:style style:name="P22" style:family="paragraph" style:parent-style-name="Standard">
      <style:text-properties style:text-position="0% 100%" style:font-name="Liberation Serif" fo:language="fr" fo:country="FR" officeooo:rsid="002913bd" officeooo:paragraph-rsid="002913bd"/>
    </style:style>
    <style:style style:name="P23" style:family="paragraph" style:parent-style-name="Standard">
      <style:paragraph-properties fo:text-align="start" style:justify-single-word="false">
        <style:tab-stops>
          <style:tab-stop style:position="4.2709in"/>
        </style:tab-stops>
      </style:paragraph-properties>
      <style:text-properties style:text-position="0% 100%" style:font-name="Liberation Serif" fo:language="fr" fo:country="FR" officeooo:rsid="002913bd" officeooo:paragraph-rsid="002913bd"/>
    </style:style>
    <style:style style:name="P24" style:family="paragraph" style:parent-style-name="Standard">
      <style:paragraph-properties fo:text-align="start" style:justify-single-word="false">
        <style:tab-stops>
          <style:tab-stop style:position="4.2709in"/>
        </style:tab-stops>
      </style:paragraph-properties>
      <style:text-properties style:text-position="0% 100%" style:font-name="Liberation Serif" fo:language="fr" fo:country="FR" officeooo:rsid="002a949d" officeooo:paragraph-rsid="002a949d"/>
    </style:style>
    <style:style style:name="P25" style:family="paragraph" style:parent-style-name="Standard">
      <style:paragraph-properties fo:text-align="start" style:justify-single-word="false">
        <style:tab-stops>
          <style:tab-stop style:position="4.2709in"/>
        </style:tab-stops>
      </style:paragraph-properties>
      <style:text-properties style:text-position="0% 100%" style:font-name="Liberation Serif" fo:language="fr" fo:country="FR" officeooo:rsid="002bb366" officeooo:paragraph-rsid="002bb366"/>
    </style:style>
    <style:style style:name="P26" style:family="paragraph" style:parent-style-name="Standard">
      <style:paragraph-properties fo:text-align="start" style:justify-single-word="false">
        <style:tab-stops>
          <style:tab-stop style:position="4.2709in"/>
        </style:tab-stops>
      </style:paragraph-properties>
      <style:text-properties style:text-position="0% 100%" style:font-name="Liberation Serif" fo:language="fr" fo:country="FR" officeooo:rsid="002bb366" officeooo:paragraph-rsid="002e4812"/>
    </style:style>
    <style:style style:name="P27" style:family="paragraph" style:parent-style-name="Standard">
      <style:paragraph-properties fo:text-align="start" style:justify-single-word="false">
        <style:tab-stops>
          <style:tab-stop style:position="4.2709in"/>
        </style:tab-stops>
      </style:paragraph-properties>
      <style:text-properties style:text-position="0% 100%" style:font-name="Liberation Serif" fo:language="fr" fo:country="FR" officeooo:rsid="002d106e" officeooo:paragraph-rsid="002d106e"/>
    </style:style>
    <style:style style:name="P28" style:family="paragraph" style:parent-style-name="Standard">
      <style:paragraph-properties fo:text-align="start" style:justify-single-word="false">
        <style:tab-stops>
          <style:tab-stop style:position="4.2709in"/>
        </style:tab-stops>
      </style:paragraph-properties>
      <style:text-properties style:text-position="0% 100%" style:font-name="Liberation Serif" fo:language="fr" fo:country="FR" officeooo:rsid="002d106e" officeooo:paragraph-rsid="002e4812"/>
    </style:style>
    <style:style style:name="P29" style:family="paragraph" style:parent-style-name="Standard">
      <style:paragraph-properties fo:text-align="start" style:justify-single-word="false">
        <style:tab-stops>
          <style:tab-stop style:position="4.2709in"/>
        </style:tab-stops>
      </style:paragraph-properties>
      <style:text-properties style:text-position="0% 100%" style:font-name="Liberation Serif" fo:language="fr" fo:country="FR" officeooo:rsid="002e4812" officeooo:paragraph-rsid="002e4812"/>
    </style:style>
    <style:style style:name="P30" style:family="paragraph" style:parent-style-name="Standard">
      <style:paragraph-properties fo:text-align="start" style:justify-single-word="false">
        <style:tab-stops>
          <style:tab-stop style:position="4.2709in"/>
        </style:tab-stops>
      </style:paragraph-properties>
      <style:text-properties style:text-position="0% 100%" style:font-name="Liberation Serif" fo:language="fr" fo:country="FR" officeooo:rsid="002e4812" officeooo:paragraph-rsid="00313db1"/>
    </style:style>
    <style:style style:name="P31" style:family="paragraph" style:parent-style-name="Standard">
      <style:paragraph-properties fo:text-align="start" style:justify-single-word="false">
        <style:tab-stops>
          <style:tab-stop style:position="4.2709in"/>
        </style:tab-stops>
      </style:paragraph-properties>
      <style:text-properties style:text-position="0% 100%" style:font-name="Liberation Serif" fo:language="fr" fo:country="FR" officeooo:rsid="002f0248" officeooo:paragraph-rsid="00313db1"/>
    </style:style>
    <style:style style:name="P32" style:family="paragraph" style:parent-style-name="Standard">
      <style:paragraph-properties fo:text-align="start" style:justify-single-word="false">
        <style:tab-stops>
          <style:tab-stop style:position="4.2709in"/>
        </style:tab-stops>
      </style:paragraph-properties>
      <style:text-properties style:text-position="0% 100%" style:font-name="Liberation Serif" fo:language="fr" fo:country="FR" officeooo:rsid="002ffa03" officeooo:paragraph-rsid="00313db1"/>
    </style:style>
    <style:style style:name="P33" style:family="paragraph" style:parent-style-name="Standard">
      <style:paragraph-properties fo:text-align="start" style:justify-single-word="false">
        <style:tab-stops>
          <style:tab-stop style:position="4.2709in"/>
        </style:tab-stops>
      </style:paragraph-properties>
      <style:text-properties style:text-position="0% 100%" style:font-name="Liberation Serif" fo:language="fr" fo:country="FR" officeooo:rsid="00313db1" officeooo:paragraph-rsid="00313db1"/>
    </style:style>
    <style:style style:name="P34" style:family="paragraph" style:parent-style-name="Standard">
      <style:paragraph-properties fo:text-align="start" style:justify-single-word="false">
        <style:tab-stops>
          <style:tab-stop style:position="4.2709in"/>
        </style:tab-stops>
      </style:paragraph-properties>
      <style:text-properties style:text-position="0% 100%" style:font-name="Liberation Serif" fo:language="fr" fo:country="FR" officeooo:rsid="0031d04f" officeooo:paragraph-rsid="0031d04f"/>
    </style:style>
    <style:style style:name="P35" style:family="paragraph" style:parent-style-name="Standard">
      <style:paragraph-properties fo:text-align="start" style:justify-single-word="false">
        <style:tab-stops>
          <style:tab-stop style:position="4.2709in"/>
        </style:tab-stops>
      </style:paragraph-properties>
      <style:text-properties style:text-position="0% 100%" style:font-name="Liberation Serif" fo:language="fr" fo:country="FR" officeooo:rsid="003203cf" officeooo:paragraph-rsid="003203cf"/>
    </style:style>
    <style:style style:name="P36" style:family="paragraph" style:parent-style-name="Standard">
      <style:paragraph-properties fo:text-align="start" style:justify-single-word="false">
        <style:tab-stops>
          <style:tab-stop style:position="4.2709in"/>
        </style:tab-stops>
      </style:paragraph-properties>
      <style:text-properties style:text-position="0% 100%" style:font-name="Liberation Serif" fo:language="fr" fo:country="FR" officeooo:rsid="003345c4" officeooo:paragraph-rsid="003345c4"/>
    </style:style>
    <style:style style:name="P37" style:family="paragraph" style:parent-style-name="Standard">
      <style:paragraph-properties fo:text-align="start" style:justify-single-word="false">
        <style:tab-stops>
          <style:tab-stop style:position="4.2709in"/>
        </style:tab-stops>
      </style:paragraph-properties>
      <style:text-properties style:text-position="0% 100%" style:font-name="Liberation Serif" fo:language="fr" fo:country="FR" officeooo:rsid="00339603" officeooo:paragraph-rsid="00339603"/>
    </style:style>
    <style:style style:name="P38" style:family="paragraph" style:parent-style-name="Standard">
      <style:text-properties style:text-position="0% 100%" style:font-name="Liberation Serif1" fo:language="fr" fo:country="FR" officeooo:rsid="00225812" officeooo:paragraph-rsid="00225812"/>
    </style:style>
    <style:style style:name="P39" style:family="paragraph" style:parent-style-name="Standard">
      <style:paragraph-properties fo:break-before="page"/>
      <style:text-properties style:text-position="0% 100%" style:font-name="Liberation Serif" fo:language="fr" fo:country="FR" officeooo:rsid="002913bd" officeooo:paragraph-rsid="002913b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"/>
    </style:style>
    <style:style style:name="T3" style:family="text">
      <style:text-properties officeooo:rsid="00221f96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text-position="0% 100%" style:font-name="Liberation Serif" officeooo:rsid="00226845"/>
    </style:style>
    <style:style style:name="T8" style:family="text">
      <style:text-properties style:text-position="0% 100%" style:font-name="Liberation Serif" officeooo:rsid="00246ec3"/>
    </style:style>
    <style:style style:name="T9" style:family="text">
      <style:text-properties style:text-position="0% 100%" style:font-name="Liberation Serif" officeooo:rsid="00246ec3" style:font-name-asian="Bitstream Vera Sans" style:font-name-complex="Noto Sans Devanagari"/>
    </style:style>
    <style:style style:name="T10" style:family="text">
      <style:text-properties style:text-position="0% 100%" style:font-name="Liberation Serif" officeooo:rsid="0024e6c1" style:font-name-asian="Bitstream Vera Sans" style:font-name-complex="Noto Sans Devanagari"/>
    </style:style>
    <style:style style:name="T11" style:family="text">
      <style:text-properties style:text-position="0% 100%" style:font-name="Liberation Serif" style:text-underline-style="none" officeooo:rsid="0024e6c1" style:font-name-asian="Bitstream Vera Sans" style:font-name-complex="Noto Sans Devanagari"/>
    </style:style>
    <style:style style:name="T12" style:family="text">
      <style:text-properties style:text-position="0% 100%" style:font-name="Liberation Serif" officeooo:rsid="0024e6c1"/>
    </style:style>
    <style:style style:name="T13" style:family="text">
      <style:text-properties style:text-position="0% 100%" style:font-name="Liberation Serif" officeooo:rsid="00262c32"/>
    </style:style>
    <style:style style:name="T14" style:family="text">
      <style:text-properties style:text-position="0% 100%" style:font-name="Liberation Serif1"/>
    </style:style>
    <style:style style:name="T15" style:family="text">
      <style:text-properties style:text-position="0% 100%" style:font-name="Liberation Serif1" officeooo:rsid="00246ec3"/>
    </style:style>
    <style:style style:name="T16" style:family="text">
      <style:text-properties style:text-position="0% 100%" style:font-name="Liberation Serif1" officeooo:rsid="00246ec3" style:font-name-asian="Liberation Serif1" style:font-name-complex="Liberation Serif1"/>
    </style:style>
    <style:style style:name="T17" style:family="text">
      <style:text-properties style:text-position="0% 100%" style:font-name="Liberation Serif1" officeooo:rsid="0024e6c1" style:font-name-asian="Bitstream Vera Sans" style:font-name-complex="Noto Sans Devanagari"/>
    </style:style>
    <style:style style:name="T18" style:family="text">
      <style:text-properties style:text-position="0% 100%" style:font-name="Liberation Serif1" style:text-underline-style="none" officeooo:rsid="0024e6c1" style:font-name-asian="Bitstream Vera Sans" style:font-name-complex="Noto Sans Devanagari"/>
    </style:style>
    <style:style style:name="T19" style:family="text">
      <style:text-properties style:text-position="0% 100%" style:font-name="Liberation Serif1" officeooo:rsid="0024e6c1"/>
    </style:style>
    <style:style style:name="T20" style:family="text">
      <style:text-properties style:text-position="0% 100%" style:font-name="Liberation Serif1" officeooo:rsid="00262c32"/>
    </style:style>
    <style:style style:name="T21" style:family="text">
      <style:text-properties style:text-position="sub 58%" style:font-name="Liberation Serif1"/>
    </style:style>
    <style:style style:name="T22" style:family="text">
      <style:text-properties style:text-position="sub 58%" style:font-name="Liberation Serif"/>
    </style:style>
    <style:style style:name="T23" style:family="text">
      <style:text-properties officeooo:rsid="002283b3"/>
    </style:style>
    <style:style style:name="T24" style:family="text">
      <style:text-properties officeooo:rsid="002a949d"/>
    </style:style>
    <style:style style:name="T25" style:family="text">
      <style:text-properties style:font-name="Liberation Serif1"/>
    </style:style>
    <style:style style:name="T26" style:family="text">
      <style:text-properties style:font-name="Liberation Serif1" officeooo:rsid="002a949d"/>
    </style:style>
    <style:style style:name="T27" style:family="text">
      <style:text-properties style:font-name="Liberation Serif1" officeooo:rsid="002bb366"/>
    </style:style>
    <style:style style:name="T28" style:family="text">
      <style:text-properties style:font-name="Liberation Serif1" officeooo:rsid="002e4812"/>
    </style:style>
    <style:style style:name="T29" style:family="text">
      <style:text-properties style:font-name="Liberation Serif1" officeooo:rsid="003396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3">G</text:span>raphes - Réseaux et Flots</text:p>
      <text:p text:style-name="P1"><text:tab/>-&gt; Recherche Opérationelle déterministe</text:p>
      <text:p text:style-name="P1"><text:tab/><text:tab/>-&gt; Connectivité dans un graphe</text:p>
      <text:p text:style-name="P1"><text:tab/><text:tab/>-&gt; Chainage dans un graphe</text:p>
      <text:p text:style-name="P1"><text:tab/><text:tab/>-&gt; Ordonancement de projet</text:p>
      <text:p text:style-name="P1"><text:tab/><text:tab/>-&gt; Transport optimal</text:p>
      <text:p text:style-name="P1"><text:tab/><text:tab/>-&gt; Flots</text:p>
      <text:p text:style-name="P1"/>
      <text:p text:style-name="P2">Vocabulaire : théorie des graphes</text:p>
      <text:p text:style-name="P2"><text:tab/>Soit la matrice binaire M associée <text:s/>à un graphe</text:p>
      <text:p text:style-name="P2"><text:tab/>M = (0 1 0 1 0, 0 0 1 0 0, 0 0 0 0 1, 0 0 1 0 1, 0 0 0 0 0)</text:p>
      <text:p text:style-name="P2"><text:tab/>m_ij = 1 &lt;=&gt; il y a un arg(i, j) dans le graphe</text:p>
      <text:p text:style-name="P2"><text:tab/><text:tab/>0 sinon</text:p>
      <text:p text:style-name="P2"/>
      <text:p text:style-name="P2"><text:tab/>Matrice d’incidence aux arcs</text:p>
      <text:p text:style-name="P2"><text:tab/>A : n (sommets) x m (arcs)</text:p>
      <text:p text:style-name="P2"><text:tab/>a_ij = <text:s/>+1 &lt;=&gt; le sommet i est l’origine de l’arc j</text:p>
      <text:p text:style-name="P2"><text:tab/><text:tab/>-1 &lt;=&gt; le sommet i est l’extrémité termiale de l’arc j</text:p>
      <text:p text:style-name="P2"><text:tab/><text:tab/>0 sinon</text:p>
      <text:p text:style-name="P2"/>
      <text:p text:style-name="P3">Ex 1 p 101</text:p>
      <text:p text:style-name="P4"><text:tab/>0 1 0 1 0<text:tab/><text:tab/>0 1 0 1 0<text:tab/><text:tab/>0 0 2 0 1</text:p>
      <text:p text:style-name="P4"><text:tab/>0 0 1 0 0<text:tab/><text:tab/>0 0 1 0 0<text:tab/><text:tab/>0 0 0 0 1</text:p>
      <text:p text:style-name="P4">M<text:span text:style-name="T1">2</text:span> =<text:tab/>0 0 0 0 1<text:tab/>x<text:tab/>0 0 0 0 1<text:tab/>=<text:tab/>0 0 0 0 0<text:tab/><text:span text:style-name="T3">=&gt; il y a … chemin de longeur 2</text:span></text:p>
      <text:p text:style-name="P4"><text:tab/>0 0 1 0 1<text:tab/><text:tab/>0 0 1 0 1<text:tab/><text:tab/>0 0 0 0 1</text:p>
      <text:p text:style-name="P4"><text:tab/>0 0 0 0 0<text:tab/><text:tab/>0 0 0 0 0<text:tab/><text:tab/>0 0 0 0 0</text:p>
      <text:p text:style-name="P4"/>
      <text:p text:style-name="P4"><text:tab/>0 0 2 0 1<text:tab/><text:tab/>0 1 0 1 0<text:tab/><text:tab/>0 0 0 0 2</text:p>
      <text:p text:style-name="P4"><text:tab/>0 0 0 0 1<text:tab/><text:tab/>0 0 1 0 0<text:tab/><text:tab/>0 0 0 0 0</text:p>
      <text:p text:style-name="P4">M<text:span text:style-name="T1">3</text:span> =<text:tab/>0 0 0 0 0<text:tab/>x<text:tab/>0 0 0 0 1<text:tab/>=<text:tab/>0 0 0 0 0<text:tab/><text:span text:style-name="T3">=&gt; il y a … chemin de longeur 3</text:span></text:p>
      <text:p text:style-name="P4"><text:tab/>0 0 0 0 1<text:tab/><text:tab/>0 0 1 0 1<text:tab/><text:tab/>0 0 0 0 0</text:p>
      <text:p text:style-name="P4"><text:tab/>0 0 0 0 0<text:tab/><text:tab/>0 0 0 0 0<text:tab/><text:tab/>0 0 0 0 0</text:p>
      <text:p text:style-name="P4"/>
      <text:p text:style-name="P5">Puissances booléennes de M</text:p>
      <text:p text:style-name="P5"><text:span text:style-name="T4">α</text:span><text:span text:style-name="T5"> . </text:span><text:span text:style-name="T4">β</text:span><text:span text:style-name="T5"> + </text:span><text:span text:style-name="T4">γ</text:span><text:span text:style-name="T5"> . </text:span><text:span text:style-name="T4">δ + ...</text:span></text:p>
      <text:p text:style-name="P11"/>
      <text:p text:style-name="P11">Fermeture réflexo-transitive du graphe</text:p>
      <text:p text:style-name="P5"><text:span text:style-name="T5">A = I + M + M</text:span><text:span text:style-name="T2">2</text:span><text:span text:style-name="T6"> + M</text:span><text:span text:style-name="T2">3</text:span><text:span text:style-name="T6"> + … = somme des matrices bouléennes de A en commencant par I</text:span></text:p>
      <text:p text:style-name="P12"/>
      <text:p text:style-name="P12"><text:tab/>1 1 1 1 1</text:p>
      <text:p text:style-name="P12"><text:tab/>0 1 1 0 1</text:p>
      <text:p text:style-name="P12">A =<text:tab/>0 0 1 0 1<text:tab/>=&gt; il y a au moins un chemin de … vers … ou … et … sont interconnectés</text:p>
      <text:p text:style-name="P12"><text:tab/>0 0 1 1 1</text:p>
      <text:p text:style-name="P12"><text:tab/>0 0 0 0 1</text:p>
      <text:p text:style-name="P12"/>
      <text:p text:style-name="P13"/>
      <text:p text:style-name="P13"/>
      <text:p text:style-name="P13"/>
      <text:p text:style-name="P13"/>
      <text:p text:style-name="P13"><text:soft-page-break/>Algorithme de ROY-WARSHALL</text:p>
      <text:p text:style-name="P13"><text:tab/>Initialisation : A = I + M</text:p>
      <text:p text:style-name="P7"><text:span text:style-name="T6"><text:tab/>Transformation : A = </text:span><text:span text:style-name="T14">ϴ</text:span><text:span text:style-name="T21">1</text:span><text:span text:style-name="T6">(A), A = </text:span><text:span text:style-name="T14">ϴ</text:span><text:span text:style-name="T22">2</text:span><text:span text:style-name="T6">(A), …, A = </text:span><text:span text:style-name="T14">ϴ</text:span><text:span text:style-name="T22">n</text:span><text:span text:style-name="T6">(A) avec n le nombre de sommets</text:span></text:p>
      <text:p text:style-name="P13"><text:tab/><text:tab/><text:tab/> <text:s text:c="3"/>le A final sera la transformation refexo-transitive</text:p>
      <text:p text:style-name="P13"><text:tab/><text:tab/><text:tab/> <text:s text:c="3"/>Cette transormation se fait sans produit matriciel = rapide</text:p>
      <text:p text:style-name="P7"><text:span text:style-name="T6"><text:tab/><text:tab/><text:tab/> <text:s text:c="3"/>Opérateur </text:span><text:span text:style-name="T14">ϴ</text:span><text:span text:style-name="T21">i</text:span><text:span text:style-name="T14"> :</text:span></text:p>
      <text:p text:style-name="P38"><text:tab/><text:tab/><text:tab/><text:tab/>On repère toutes les lignes de A qui ont un 1 en colonne i</text:p>
      <text:p text:style-name="P38"><text:tab/><text:tab/><text:tab/><text:tab/>On ajoute à chacune de ces lignes les 1 de la ligne i</text:p>
      <text:p text:style-name="P38"/>
      <text:p text:style-name="P6"><text:span text:style-name="T6"><text:tab/>1 1 </text:span><text:span text:style-name="T7">0</text:span><text:span text:style-name="T6"> 1 </text:span><text:span text:style-name="T7">0<text:tab/><text:tab/>1 1 0 1 0<text:tab/><text:tab/>1 1 1 1 0<text:tab/><text:tab/>1 1 1 1 1<text:tab/> <text:s text:c="9"/>1 1 1 1 1</text:span></text:p>
      <text:p text:style-name="P6"><text:span text:style-name="T6"><text:tab/>0 1 1 0 </text:span><text:span text:style-name="T7">0<text:tab/><text:tab/>0 1 1 0 0<text:tab/><text:tab/>0 1 1 0 0<text:tab/><text:tab/>0 1 1 0 1<text:tab/> <text:s text:c="9"/>0 1 1 0 1</text:span></text:p>
      <text:p text:style-name="P6"><text:span text:style-name="T6">A =<text:tab/>0 0 1 0 1<text:tab/>→</text:span><text:span text:style-name="T7"><text:tab/>0 0 1 0 1<text:tab/>→<text:tab/>0 0 1 0 1<text:tab/>→<text:tab/>0 0 1 0 1<text:tab/>→ <text:s text:c="5"/>0 0 1 0 1</text:span></text:p>
      <text:p text:style-name="P6"><text:span text:style-name="T6"><text:tab/>0 0 1 1 1<text:tab/><text:tab/></text:span><text:span text:style-name="T7">0 0 1 1 1<text:tab/><text:tab/>0 0 1 1 1<text:tab/><text:tab/>0 0 1 1 1<text:tab/> <text:s text:c="9"/>0 0 1 1 1</text:span></text:p>
      <text:p text:style-name="P6"><text:span text:style-name="T6"><text:tab/>0 0 0 0 1<text:tab/><text:tab/></text:span><text:span text:style-name="T7">0 0 0 0 1<text:tab/><text:tab/>0 0 0 0 1<text:tab/><text:tab/>0 0 0 0 1<text:tab/> <text:s text:c="9"/>0 0 0 0 1</text:span></text:p>
      <text:p text:style-name="P14"/>
      <text:p text:style-name="P3"><text:span text:style-name="T7">E</text:span><text:span text:style-name="T6">x 2 p 101</text:span></text:p>
      <text:p text:style-name="P15">A ↔ B</text:p>
      <text:p text:style-name="P15">B → B</text:p>
      <text:p text:style-name="P15">B → C</text:p>
      <text:p text:style-name="P15">B ↔ E</text:p>
      <text:p text:style-name="P15">C ↔ D</text:p>
      <text:p text:style-name="P15">D → E</text:p>
      <text:p text:style-name="P15">E → E</text:p>
      <text:p text:style-name="P15">E → F</text:p>
      <text:p text:style-name="P15">F ↔ A</text:p>
      <text:p text:style-name="P15">F→ C</text:p>
      <text:p text:style-name="P15"/>
      <text:p text:style-name="P3"><text:span text:style-name="T14">ᴦ</text:span><text:span text:style-name="T2">+</text:span><text:span text:style-name="T6">(X) = liste des descendants immédiats de X</text:span></text:p>
      <text:p text:style-name="P3"><text:span text:style-name="T14">ᴦ</text:span><text:span text:style-name="T2">-</text:span><text:span text:style-name="T6">(X) = liste des prédécesseurs immédiats de X</text:span></text:p>
      <text:p text:style-name="P15"/>
      <text:p text:style-name="P3"><text:span text:style-name="T14">ᴦ</text:span><text:span text:style-name="T2">+</text:span><text:span text:style-name="T6">(A) = {B, F}</text:span></text:p>
      <text:p text:style-name="P3"><text:span text:style-name="T14">ᴦ</text:span><text:span text:style-name="T2">+</text:span><text:span text:style-name="T6">(B) = {A, B, C, E}</text:span></text:p>
      <text:p text:style-name="P3"><text:span text:style-name="T14">ᴦ</text:span><text:span text:style-name="T2">-</text:span><text:span text:style-name="T6">(A) = {B, F}</text:span></text:p>
      <text:p text:style-name="P3"><text:span text:style-name="T14">ᴦ</text:span><text:span text:style-name="T2">-</text:span><text:span text:style-name="T6">(B) = {A, B, D, E}</text:span></text:p>
      <text:p text:style-name="P15"/>
      <text:p text:style-name="P15">demi-degré intérieur d’(X) = nombre des prédécesseurs immédiat de X à l’exclusion de X lui-même</text:p>
      <text:p text:style-name="P15">demi-degré extérieur d’’(X) = nombre des successeurs immédiat de X à l’exclusion de X lui-même</text:p>
      <text:p text:style-name="P15"/>
      <text:p text:style-name="P16">Un chemin est simple s’il ne passe qu’une fois par chacun de ses arcs</text:p>
      <text:p text:style-name="P16">Un chemin est élémentaire s’il ne passe qu’une fois par chacun de ses sommets</text:p>
      <text:p text:style-name="P16"/>
      <text:p text:style-name="P16">Circuit Hamiltonien</text:p>
      <text:p text:style-name="P16"><text:tab/>→ Circuit = chemin qui se ferme sur lui-même</text:p>
      <text:p text:style-name="P16"><text:tab/>→ Hamiltonien = qui passe par tous les sommets du graphe</text:p>
      <text:p text:style-name="P16"/>
      <text:p text:style-name="P16">Graphe connexe : il y a une chaîne (un chemin non orienté) reliant 2 sommets quelconques</text:p>
      <text:p text:style-name="P16">Graphe fortement connexe : graphe connexe avec un chemin au lieu d’une chaîne</text:p>
      <text:p text:style-name="P16">Circuit hamiltonien =&gt; graphe fortement connexe =&gt; graphe connexe</text:p>
      <text:p text:style-name="P16"/>
      <text:p text:style-name="P17"><text:soft-page-break/>Chemins optimaux dans un graphe</text:p>
      <text:p text:style-name="P17"><text:tab/>→ Algorithmz de FORD</text:p>
      <text:p text:style-name="P17"><text:tab/><text:tab/>→ Permet de trouver le chemin optimal (le plus long/court) entre un sommet privilégié <text:tab/><text:tab/><text:tab/>(racine) et tous les autres</text:p>
      <text:p text:style-name="P17"><text:tab/><text:tab/>→ Recherche du chemin de valeur minimale issu du sommet racine et allant vers un <text:tab/><text:tab/><text:tab/>sommet quelconque</text:p>
      <text:p text:style-name="P8"><text:span text:style-name="T6"><text:tab/><text:tab/>→</text:span><text:span text:style-name="T8"> On numérote les sommets :</text:span></text:p>
      <text:p text:style-name="P18"><text:tab/><text:tab/><text:tab/>- n°1 = racine</text:p>
      <text:p text:style-name="P19"><text:tab/><text:tab/><text:tab/>- autres = numérotation topologique</text:p>
      <text:p text:style-name="P19"><text:tab/><text:tab/><text:tab/><text:tab/>→ plus on s’éloigne de la racine, plus un monte)</text:p>
      <text:p text:style-name="P9"><text:span text:style-name="T8"><text:tab/><text:tab/>→ On prend </text:span><text:span text:style-name="T15">λ</text:span><text:span text:style-name="T8">_i, la longeur du chemin le plus court allant du sommet 1 au sommet i</text:span></text:p>
      <text:p text:style-name="P9"><text:span text:style-name="T8"><text:tab/><text:tab/><text:tab/>→</text:span><text:span text:style-name="T13"> Quand il est orienté, on a normalement i → j avec i &lt; j</text:span></text:p>
      <text:p text:style-name="P9"><text:span text:style-name="T8"><text:tab/><text:tab/>→ Initialisation : </text:span><text:span text:style-name="T15">λ₁</text:span><text:span text:style-name="T8"> = 0, </text:span><text:span text:style-name="T15">λ</text:span><text:span text:style-name="T8">_i = +</text:span><text:span text:style-name="T16">∞</text:span><text:span text:style-name="T9"> (i </text:span><text:span text:style-name="T16">≠</text:span><text:span text:style-name="T9"> 1)</text:span></text:p>
      <text:p text:style-name="P20"><text:tab/><text:tab/>→ On examine les arcs dans l’ordre suivant<text:tab/>:</text:p>
      <text:p text:style-name="P20"><text:tab/><text:tab/><text:tab/>- tous les arcs issus du sommet 1 (dans l’ordre croissant de leur extrémité <text:tab/><text:tab/><text:tab/><text:tab/>terminale j)</text:p>
      <text:p text:style-name="P20"><text:tab/><text:tab/><text:tab/>- tous les arcs issus du sommet 2 (…)</text:p>
      <text:p text:style-name="P20"><text:tab/><text:tab/><text:tab/>…</text:p>
      <text:p text:style-name="P20"><text:tab/><text:tab/><text:tab/>- tous les arcs issus du sommet n (…)</text:p>
      <text:p text:style-name="P9"><text:span text:style-name="T9"><text:tab/><text:tab/>→</text:span><text:span text:style-name="T10"> Examen de l’arc (i, j)</text:span></text:p>
      <text:p text:style-name="P21"><text:tab/><text:tab/><text:tab/>Notation : v(i, j) = valuation de l’arc (i, j) connue</text:p>
      <text:p text:style-name="P10"><text:span text:style-name="T10"><text:tab/><text:tab/><text:tab/>Si v(i, j) &lt; </text:span><text:span text:style-name="T17">λ</text:span><text:span text:style-name="T10">_j – </text:span><text:span text:style-name="T17">λ</text:span><text:span text:style-name="T10">_i, alors on modifie </text:span><text:span text:style-name="T17">λ_</text:span><text:span text:style-name="T11">j en lui donnant la valeur </text:span><text:span text:style-name="T18">λ_i + v(i, j)</text:span></text:p>
      <text:p text:style-name="P8"><text:span text:style-name="T6"><text:tab/><text:tab/><text:tab/></text:span><text:span text:style-name="T12">Si </text:span><text:span text:style-name="T19">λ</text:span><text:span text:style-name="T12">_j est modifié, on revient en arrière, en éxaminant à nouveau les arcs issus du <text:tab/><text:tab/><text:tab/>sommet j</text:span></text:p>
      <text:p text:style-name="P8"><text:span text:style-name="T6"><text:tab/><text:tab/>→</text:span><text:span text:style-name="T12"> La longeur du chemin est </text:span><text:span text:style-name="T19">λ</text:span><text:span text:style-name="T12">_i</text:span><text:span text:style-name="T13"> et le chemin solution se fait en remontant à partir de i</text:span></text:p>
      <text:p text:style-name="P8"><text:span text:style-name="T13"><text:tab/><text:tab/>→ Le prédécesseur de i est le sommet i’ tel que </text:span><text:span text:style-name="T20">λ_i – λ_i’ = v(i’, i)</text:span></text:p>
      <text:p text:style-name="P17"/>
      <text:p text:style-name="P17"><text:tab/></text:p>
      <text:p text:style-name="P17"/>
      <text:p text:style-name="P17"><text:tab/>→ Méthode matricielle</text:p>
      <text:p text:style-name="P17"><text:tab/><text:tab/>→ Permet de trouver l’optimal entre 2 sommets quelconques</text:p>
      <text:p text:style-name="P17"/>
      <text:p text:style-name="P39">Problème de transport optimal</text:p>
      <text:p text:style-name="P22"/>
      <text:p text:style-name="P22">Définition du problème :</text:p>
      <text:p text:style-name="P22"><text:tab/>- m dépôts de marchandises</text:p>
      <text:p text:style-name="P22"><text:tab/>- n client qui demandent des marchandises</text:p>
      <text:p text:style-name="P22"><text:tab/>- C_ij le coût de transport de 1 unité depuis le dépôt i jusqu’au client j</text:p>
      <text:p text:style-name="P22"><text:tab/>- <text:span text:style-name="T24">On connait a_i la quantité disponible dans dépôt i</text:span></text:p>
      <text:p text:style-name="P22"><text:tab/>- <text:span text:style-name="T24">On connaît b_j la demande du client j</text:span></text:p>
      <text:p text:style-name="P22"/>
      <text:p text:style-name="P23"><text:span text:style-name="T24">On suppose que </text:span><text:span text:style-name="T26">Σ(i = 1, m, a_i) = Σ(j = 1, n, b_j)<text:tab/>=&gt;<text:tab/>OFFRE = DEMANDE</text:span></text:p>
      <text:p text:style-name="P24"><text:span text:style-name="T4">Remarque : on peut toujours se ramener dans ce cas, quitte à introduire un dépôt ou un client fictif</text:span></text:p>
      <text:p text:style-name="P24"><text:span text:style-name="T4"/></text:p>
      <text:p text:style-name="P24"><text:span text:style-name="T4">On cherche un plan/programme de transport (matrice X de même dimension que la matrice C)</text:span></text:p>
      <text:p text:style-name="P25"><text:span text:style-name="T4">Validité d’un plan de transport :</text:span></text:p>
      <text:p text:style-name="P25"><text:span text:style-name="T4"><text:s text:c="8"/>- Σ(j = 1, n, x_ij) = a_i</text:span></text:p>
      <text:p text:style-name="P26"><text:span text:style-name="T4"><text:s text:c="8"/>- Σ(i = 1, m, x_ij) = b_j</text:span></text:p>
      <text:p text:style-name="P25"><text:span text:style-name="T4"/></text:p>
      <text:p text:style-name="P25"><text:span text:style-name="T4">Coût z du plan de transport :</text:span></text:p>
      <text:p text:style-name="P26"><text:span text:style-name="T4"><text:s text:c="8"/>- z = Σ(i, Σ(j, c_ij.x_ij))</text:span></text:p>
      <text:p text:style-name="P25"><text:span text:style-name="T4"/></text:p>
      <text:p text:style-name="P27"><text:span text:style-name="T4">Parmis tous les plans valides, on s’interesse seulement au plans non dégénérés (solution de BASE) :</text:span></text:p>
      <text:p text:style-name="P28"><text:span text:style-name="T27"><text:s text:c="8"/></text:span><text:span text:style-name="T4">- excès du nombre de variables inconnues / nb d’équations indépendantes =&gt; variables nulles</text:span></text:p>
      <text:p text:style-name="P28"><text:span text:style-name="T27"><text:s text:c="8"/></text:span><text:span text:style-name="T4">(n * m) – (n + m – 1) variables nulles</text:span></text:p>
      <text:p text:style-name="P27"><text:span text:style-name="T4"/></text:p>
      <text:p text:style-name="P29"><text:span text:style-name="T4">Recherche du plan de transport optimal :</text:span></text:p>
      <text:p text:style-name="P29"><text:span text:style-name="T4">1) Recherche d’un plan de transport initial (de base)</text:span></text:p>
      <text:p text:style-name="P29"><text:span text:style-name="T4"><text:s text:c="8"/>→ Heuristique de BALAS-HAMMER :</text:span></text:p>
      <text:p text:style-name="P30"><text:span text:style-name="T4"><text:s text:c="16"/>pour chaque rangée, on calcule la différence entre le coût unitaire le plus petit et celui</text:span></text:p>
      <text:p text:style-name="P30"><text:span text:style-name="T4"><text:s text:c="16"/>immédiatement suppérieur ou égal</text:span></text:p>
      <text:p text:style-name="P31"><text:span text:style-name="T28"><text:s text:c="16"/></text:span><text:span text:style-name="T4">On repère la rangée correspondant au plus grand delta</text:span></text:p>
      <text:p text:style-name="P31"><text:span text:style-name="T28"><text:s text:c="16"/></text:span><text:span text:style-name="T4">Dans cette rangée, on repère la case (i, j) ayant le plus petit C_ij</text:span></text:p>
      <text:p text:style-name="P31"><text:span text:style-name="T28"><text:s text:c="16"/></text:span><text:span text:style-name="T4">On affecte à cette case le minimum du couple des deltas (i, j)</text:span></text:p>
      <text:p text:style-name="P32"><text:span text:style-name="T28"><text:s text:c="16"/></text:span><text:span text:style-name="T4">On barre la rangé ayant eu le minimum (on ne pourra plus rien y affecter)</text:span></text:p>
      <text:p text:style-name="P32"><text:span text:style-name="T28"><text:s text:c="16"/></text:span><text:span text:style-name="T4">On retire le minimum à l’autre delta du couple</text:span></text:p>
      <text:p text:style-name="P29"><text:span text:style-name="T4"/></text:p>
      <text:p text:style-name="P29"><text:span text:style-name="T4">2) Partant de la solution initiale, on améliore par itérations successives, jusqu’à l’obtention du plan de transport optimal</text:span></text:p>
      <text:p text:style-name="P33"><text:span text:style-name="T4">On construit le graphe de base</text:span></text:p>
      <text:p text:style-name="P34"><text:span text:style-name="T4">On value le graphe à l’aide des coûts unitaires</text:span></text:p>
      <text:p text:style-name="P34"><text:span text:style-name="T4">On attribut un potentiel à chaque sommet (potentiel 0 à l’origine de l’arc de coût maximal)</text:span></text:p>
      <text:p text:style-name="P34"><text:span text:style-name="T4">C_ij = V_j – V_i</text:span></text:p>
      <text:p text:style-name="P35"><text:span text:style-name="T4">Existe-t’il une liaison inutilisée jusqu’içi et dont l’utillisation pourrait améliorer le coût du plan de transport (coût marginal δ_ij = V_i – V_j + C_ij)</text:span></text:p>
      <text:p text:style-name="P35"><text:span text:style-name="T4">On calcule δ_ij pour toutes les liaison inutilisées</text:span></text:p>
      <text:p text:style-name="P35"><text:span text:style-name="T4">→ si tous sont positifs, la solution est déjà optimale</text:span></text:p>
      <text:p text:style-name="P35"><text:span text:style-name="T4">→ sinon, la solution peut être améliorée en utilisant les cases (i, j) consernées en commencant par le plus négatif</text:span></text:p>
      <text:p text:style-name="P36"><text:span text:style-name="T4">=&gt; On relie le i et j concernés par cela et on essaye de créer un circuit fermé (relier j à i le plus rapidement possible)</text:span></text:p>
      <text:p text:style-name="P36"><text:soft-page-break/><text:span text:style-name="T4">=&gt; On cherche le plus grand nombre α que l’on peut ajouter à tous les arcs à l’endroit et retrancher à tous les arcs </text:span><text:span text:style-name="T29">à l’envers (sans aller en dessous de 0)</text:span></text:p>
      <text:p text:style-name="P36"><text:span text:style-name="T29"/></text:p>
      <text:p text:style-name="P37"><text:span text:style-name="T29">L’</text:span><text:span text:style-name="T4">amélioration de z est de αδ_ij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8:49:00.202600526</meta:creation-date>
    <dc:date>2019-02-27T15:58:55.735718426</dc:date>
    <meta:editing-duration>P1DT6H27M18S</meta:editing-duration>
    <meta:editing-cycles>7</meta:editing-cycles>
    <meta:generator>LibreOffice/6.2.0.3$Linux_X86_64 LibreOffice_project/20$Build-3</meta:generator>
    <meta:document-statistic meta:table-count="0" meta:image-count="0" meta:object-count="0" meta:page-count="5" meta:paragraph-count="142" meta:word-count="1498" meta:character-count="6813" meta:non-whitespace-character-count="5069"/>
  </office:meta>
</office:document-meta>
</file>